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4f42" officeooo:paragraph-rsid="00124f42"/>
    </style:style>
    <style:style style:name="P2" style:family="paragraph" style:parent-style-name="Standard">
      <style:paragraph-properties fo:text-align="start" style:justify-single-word="false"/>
      <style:text-properties officeooo:rsid="00124f42" officeooo:paragraph-rsid="00124f42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24f42" officeooo:paragraph-rsid="00124f42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24f42"/>
    </style:style>
    <style:style style:name="P5" style:family="paragraph" style:parent-style-name="Standard">
      <style:paragraph-properties fo:text-align="start" style:justify-single-word="false"/>
      <style:text-properties officeooo:paragraph-rsid="00124f42"/>
    </style:style>
    <style:style style:name="T1" style:family="text">
      <style:text-properties officeooo:rsid="00124f42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24f42" style:font-style-asian="normal" style:font-style-complex="normal"/>
    </style:style>
    <style:style style:name="T4" style:family="text">
      <style:text-properties officeooo:rsid="001416d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</text:p>
      <text:p text:style-name="P1"/>
      <text:p text:style-name="P2">Les éléments fonctionnels du jeu sont :</text:p>
      <text:list text:style-name="L1">
        <text:list-item>
          <text:p text:style-name="P3">Le panneau d’information</text:p>
        </text:list-item>
        <text:list-item>
          <text:p text:style-name="P3">Le chargement du monde depuis un fichier avec monde codés avec ou sans compression</text:p>
        </text:list-item>
        <text:list-item>
          <text:p text:style-name="P3">Porte permet de passer d’un niveau à l’autre</text:p>
        </text:list-item>
        <text:list-item>
          <text:p text:style-name="P3">Les portes fermés peuvent être ouverte à l’aide d’une clé en pressant la bar entrée</text:p>
        </text:list-item>
        <text:list-item>
          <text:p text:style-name="P3">Tous les bonus et malus fonctionnent</text:p>
        </text:list-item>
        <text:list-item>
          <text:p text:style-name="P3">Les caisses peuvent être déplacer, et sont bloquer s’il y a un bonus ou un monstre</text:p>
        </text:list-item>
        <text:list-item>
          <text:p text:style-name="P4"><text:span text:style-name="T1">Une bombe est posée quand on presse la barre espace, qui explose au bout de 4 seconde</text:span></text:p>
        </text:list-item>
        <text:list-item>
          <text:p text:style-name="P4"><text:span text:style-name="T1">La mèche de la bombe diminue chaque seconde</text:span></text:p>
        </text:list-item>
        <text:list-item>
          <text:p text:style-name="P4"><text:span text:style-name="T1">S</text:span>i un bonus (ou un malus) se trouve sur le chemin de l’explosion, il disparaît.</text:p>
        </text:list-item>
        <text:list-item>
          <text:p text:style-name="P4"><text:span text:style-name="T1">S</text:span>i un joueur ou un monstre est sur une cellule touchée par une explosion, il perd une vie</text:p>
        </text:list-item>
        <text:list-item>
          <text:p text:style-name="P4">Les explosions n’ont aucun effet sur les portes et les clés</text:p>
        </text:list-item>
        <text:list-item>
          <text:p text:style-name="P4">Lorsqu’une bombe explose, une nouvelle bombe est ajoutée à l’inventaire du joueur</text:p>
        </text:list-item>
        <text:list-item>
          <text:p text:style-name="P4">Si le joueur pose une bombe et change ensuite de niveau en franchissant une porte, la bombe doit tout de même exploser au bout de 4 secondes</text:p>
        </text:list-item>
        <text:list-item>
          <text:p text:style-name="P4">Les éléments de décor détruits sur un niveau doivent le rester pendant toute la durée de la partie</text:p>
        </text:list-item>
        <text:list-item>
          <text:p text:style-name="P4">Le joueur bénéficie alors d’une temporisation de <text:span text:style-name="Emphasis">playerInvicilityTime</text:span> ms pendant laquelle il est invulnérable <text:span text:style-name="T1">lorsqu’il prend des dégâts</text:span></text:p>
        </text:list-item>
        <text:list-item>
          <text:p text:style-name="P3">Si le joueur n’a plus de vie, il perd la partie</text:p>
        </text:list-item>
        <text:list-item>
          <text:p text:style-name="P3">Si <text:span text:style-name="T4">le </text:span>joueur arrive à atteindre la princesse, il gagne</text:p>
        </text:list-item>
        <text:list-item>
          <text:p text:style-name="P3">Le déplacement des monstres est aléatoire, sauf dans le dernier niveau où il vont vers le joueur</text:p>
        </text:list-item>
        <text:list-item>
          <text:p text:style-name="P3">Les monstres ne peuvent pas récupérer les bonus</text:p>
        </text:list-item>
        <text:list-item>
          <text:p text:style-name="P3">Les monstres ne peuvent pas franchir les portes, ni marcher sur elles</text:p>
        </text:list-item>
        <text:list-item>
          <text:p text:style-name="P3">Les monstres ne peuvent pas déplacer les caisses</text:p>
        </text:list-item>
        <text:list-item>
          <text:p text:style-name="P3">La touche espace permet de quitter la partie</text:p>
        </text:list-item>
        <text:list-item>
          <text:p text:style-name="P3">Le déplacement des monstres augmente lorsqu’<text:span text:style-name="T4">on</text:span> augmente de level</text:p>
        </text:list-item>
        <text:list-item>
          <text:p text:style-name="P3">Les monstres a une vie en plus tous les deux niveau à partir du niveau deux</text:p>
        </text:list-item>
        <text:list-item>
          <text:p text:style-name="P4"><text:span text:style-name="T1">Les monstres sont invincible pendant un temps </text:span><text:span text:style-name="Emphasis"><text:span text:style-name="T2">monsterInvincibilityTime</text:span></text:span></text:p>
        </text:list-item>
      </text:list>
      <text:p text:style-name="P5"><text:span text:style-name="Emphasis"><text:span text:style-name="T2"/></text:span></text:p>
      <text:p text:style-name="P5"><text:span text:style-name="Emphasis"><text:span text:style-name="T3">Ils nous semble que nous avons rien de dysfonctionnels, enfin d’après nos test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08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8P0"/>
    </number:currency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1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20:24:20.087037892</meta:creation-date>
    <dc:date>2022-12-22T21:02:18.316529309</dc:date>
    <meta:editing-duration>PT37M58S</meta:editing-duration>
    <meta:editing-cycles>2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28" meta:word-count="359" meta:character-count="1924" meta:non-whitespace-character-count="1618"/>
  </office:meta>
</office:document-meta>
</file>